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Verdana" fo:font-size="18pt" style:font-size-asian="18pt" style:font-size-complex="18pt"/>
    </style:style>
    <style:style style:name="P2" style:parent-style-name="Standard" style:family="paragraph">
      <style:text-properties style:font-name="Verdana" fo:font-size="18pt" style:font-size-asian="18pt" style:font-size-complex="18pt"/>
    </style:style>
    <style:style style:name="P3" style:parent-style-name="Standard" style:family="paragraph">
      <style:text-properties style:font-name="Verdana" fo:font-size="18pt" style:font-size-asian="18pt" style:font-size-complex="18pt"/>
    </style:style>
    <style:style style:name="P4" style:parent-style-name="Standard" style:family="paragraph">
      <style:text-properties style:font-name="Verdana" fo:font-size="18pt" style:font-size-asian="18pt" style:font-size-complex="18pt"/>
    </style:style>
    <style:style style:name="P5" style:parent-style-name="Standard" style:family="paragraph">
      <style:text-properties style:font-name="Verdana" fo:font-size="18pt" style:font-size-asian="18pt" style:font-size-complex="18pt"/>
    </style:style>
    <style:style style:name="P6" style:parent-style-name="Standard" style:family="paragraph">
      <style:text-properties style:font-name="Verdana" fo:font-size="18pt" style:font-size-asian="18pt" style:font-size-complex="18pt"/>
    </style:style>
    <style:style style:name="P7" style:parent-style-name="Standard" style:family="paragraph">
      <style:text-properties style:font-name="Verdana" fo:font-size="18pt" style:font-size-asian="18pt" style:font-size-complex="18pt"/>
    </style:style>
    <style:style style:name="P8" style:parent-style-name="Standard" style:family="paragraph">
      <style:text-properties style:font-name="Verdana" fo:font-size="18pt" style:font-size-asian="18pt" style:font-size-complex="18pt"/>
    </style:style>
    <style:style style:name="P9" style:parent-style-name="Standard" style:family="paragraph">
      <style:text-properties style:font-name="Verdana" fo:font-size="18pt" style:font-size-asian="18pt" style:font-size-complex="18pt"/>
    </style:style>
    <style:style style:name="P10" style:parent-style-name="Standard" style:family="paragraph">
      <style:text-properties style:font-name="Verdana" fo:font-size="18pt" style:font-size-asian="18pt" style:font-size-complex="18pt"/>
    </style:style>
    <style:style style:name="P11" style:parent-style-name="Standard" style:family="paragraph">
      <style:text-properties style:font-name="Verdana" fo:font-size="18pt" style:font-size-asian="18pt" style:font-size-complex="18pt"/>
    </style:style>
    <style:style style:name="P12" style:parent-style-name="Standard" style:family="paragraph">
      <style:text-properties style:font-name="Verdana" fo:font-size="18pt" style:font-size-asian="18pt" style:font-size-complex="18pt"/>
    </style:style>
    <style:style style:name="P13" style:parent-style-name="Standard" style:family="paragraph">
      <style:text-properties style:font-name="Verdana" fo:font-weight="bold" style:font-weight-asian="bold" style:font-weight-complex="bold" fo:font-size="18pt" style:font-size-asian="18pt" style:font-size-complex="18pt"/>
    </style:style>
    <style:style style:name="P14" style:parent-style-name="Standard" style:family="paragraph">
      <style:text-properties style:font-name="Verdana" fo:font-weight="bold" style:font-weight-asian="bold" style:font-weight-complex="bold" fo:font-size="18pt" style:font-size-asian="18pt" style:font-size-complex="18pt"/>
    </style:style>
    <style:style style:name="P15" style:parent-style-name="Standard" style:family="paragraph">
      <style:text-properties style:font-name="Verdana" fo:font-size="18pt" style:font-size-asian="18pt" style:font-size-complex="18pt"/>
    </style:style>
    <style:style style:name="P16" style:parent-style-name="Standard" style:family="paragraph">
      <style:text-properties style:font-name="Verdana" fo:font-size="18pt" style:font-size-asian="18pt" style:font-size-complex="18pt"/>
    </style:style>
    <style:style style:name="P17" style:parent-style-name="Standard" style:family="paragraph">
      <style:text-properties style:font-name="Verdana" fo:font-size="18pt" style:font-size-asian="18pt" style:font-size-complex="18pt"/>
    </style:style>
    <style:style style:name="P18" style:parent-style-name="Standard" style:family="paragraph">
      <style:text-properties style:font-name="Verdana" fo:font-size="18pt" style:font-size-asian="18pt" style:font-size-complex="18pt"/>
    </style:style>
    <style:style style:name="P19" style:parent-style-name="Standard" style:family="paragraph">
      <style:text-properties style:font-name="Verdana" fo:font-size="18pt" style:font-size-asian="18pt" style:font-size-complex="18pt"/>
    </style:style>
    <style:style style:name="P20" style:parent-style-name="Standard" style:family="paragraph">
      <style:text-properties style:font-name="Verdana" fo:font-size="18pt" style:font-size-asian="18pt" style:font-size-complex="18pt"/>
    </style:style>
    <style:style style:name="P21" style:parent-style-name="Standard" style:family="paragraph">
      <style:text-properties style:font-name="Verdana" fo:font-size="18pt" style:font-size-asian="18pt" style:font-size-complex="18pt"/>
    </style:style>
    <style:style style:name="P22" style:parent-style-name="Standard" style:family="paragraph">
      <style:text-properties style:font-name="Verdana" fo:font-size="18pt" style:font-size-asian="18pt" style:font-size-complex="18pt"/>
    </style:style>
    <style:style style:name="P23" style:parent-style-name="Standard" style:family="paragraph">
      <style:text-properties style:font-name="Verdana" fo:font-size="18pt" style:font-size-asian="18pt" style:font-size-complex="18pt"/>
    </style:style>
    <style:style style:name="P24" style:parent-style-name="Standard" style:family="paragraph">
      <style:text-properties style:font-name="Verdana" fo:font-size="18pt" style:font-size-asian="18pt" style:font-size-complex="18pt"/>
    </style:style>
    <style:style style:name="P25" style:parent-style-name="Standard" style:family="paragraph">
      <style:text-properties style:font-name="Verdana" fo:font-size="18pt" style:font-size-asian="18pt" style:font-size-complex="18pt"/>
    </style:style>
    <style:style style:name="P26" style:parent-style-name="Standard" style:family="paragraph">
      <style:text-properties style:font-name="Verdana" fo:font-size="18pt" style:font-size-asian="18pt" style:font-size-complex="18pt"/>
    </style:style>
    <style:style style:name="P27" style:parent-style-name="Standard" style:family="paragraph">
      <style:text-properties style:font-name="Verdana" fo:font-size="18pt" style:font-size-asian="18pt" style:font-size-complex="18pt"/>
    </style:style>
    <style:style style:name="P28" style:parent-style-name="Standard" style:family="paragraph">
      <style:text-properties style:font-name="Verdana" fo:font-size="18pt" style:font-size-asian="18pt" style:font-size-complex="18pt"/>
    </style:style>
    <style:style style:name="P29" style:parent-style-name="Standard" style:family="paragraph">
      <style:text-properties style:font-name="Verdana" fo:font-size="18pt" style:font-size-asian="18pt" style:font-size-complex="18pt"/>
    </style:style>
    <style:style style:name="P30" style:parent-style-name="Standard" style:family="paragraph">
      <style:text-properties style:font-name="Verdana" fo:font-size="18pt" style:font-size-asian="18pt" style:font-size-complex="18pt"/>
    </style:style>
    <style:style style:name="P31" style:parent-style-name="Standard" style:family="paragraph">
      <style:text-properties style:font-name="Verdana" fo:font-size="18pt" style:font-size-asian="18pt" style:font-size-complex="18pt"/>
    </style:style>
    <style:style style:name="P32" style:parent-style-name="Standard" style:family="paragraph">
      <style:text-properties style:font-name="Verdana" fo:font-size="18pt" style:font-size-asian="18pt" style:font-size-complex="18pt"/>
    </style:style>
    <style:style style:name="P33" style:parent-style-name="Standard" style:family="paragraph">
      <style:text-properties style:font-name="Verdana" fo:font-size="18pt" style:font-size-asian="18pt" style:font-size-complex="18pt"/>
    </style:style>
    <style:style style:name="P34" style:parent-style-name="Standard" style:family="paragraph">
      <style:text-properties style:font-name="Verdana" fo:font-size="18pt" style:font-size-asian="18pt" style:font-size-complex="18pt"/>
    </style:style>
    <style:style style:name="T35" style:parent-style-name="DefaultParagraphFont" style:family="text">
      <style:text-properties style:font-name="Verdana" fo:font-weight="bold" style:font-weight-asian="bold" style:font-weight-complex="bold" fo:font-size="18pt" style:font-size-asian="18pt" style:font-size-complex="18pt"/>
    </style:style>
    <style:style style:name="P36" style:parent-style-name="Standard" style:family="paragraph">
      <style:text-properties style:font-name="Verdana" fo:font-size="18pt" style:font-size-asian="18pt" style:font-size-complex="18pt"/>
    </style:style>
    <style:style style:name="P37" style:parent-style-name="Standard" style:family="paragraph">
      <style:text-properties style:font-name="Verdana" fo:font-size="18pt" style:font-size-asian="18pt" style:font-size-complex="18pt"/>
    </style:style>
    <style:style style:name="P38" style:parent-style-name="Standard" style:family="paragraph">
      <style:text-properties style:font-name="Verdana" fo:font-size="18pt" style:font-size-asian="18pt" style:font-size-complex="18pt"/>
    </style:style>
    <style:style style:name="P39" style:parent-style-name="Standard" style:family="paragraph">
      <style:text-properties style:font-name="Verdana" fo:font-size="18pt" style:font-size-asian="18pt" style:font-size-complex="18pt"/>
    </style:style>
    <style:style style:name="P40" style:parent-style-name="Standard" style:family="paragraph">
      <style:text-properties style:font-name="Verdana" fo:font-size="18pt" style:font-size-asian="18pt" style:font-size-complex="18pt"/>
    </style:style>
    <style:style style:name="P41" style:parent-style-name="Standard" style:family="paragraph">
      <style:text-properties style:font-name="Verdana" fo:font-size="18pt" style:font-size-asian="18pt" style:font-size-complex="18pt"/>
    </style:style>
    <style:style style:name="P42" style:parent-style-name="Standard" style:family="paragraph">
      <style:text-properties style:font-name="Verdana" fo:font-size="18pt" style:font-size-asian="18pt" style:font-size-complex="18pt"/>
    </style:style>
    <style:style style:name="P43" style:parent-style-name="Standard" style:family="paragraph">
      <style:text-properties style:font-name="Verdana" fo:font-size="18pt" style:font-size-asian="18pt" style:font-size-complex="18pt"/>
    </style:style>
    <style:style style:name="P44" style:parent-style-name="Standard" style:family="paragraph">
      <style:text-properties style:font-name="Verdana" fo:font-size="18pt" style:font-size-asian="18pt" style:font-size-complex="18pt"/>
    </style:style>
    <style:style style:name="P45" style:parent-style-name="Standard" style:family="paragraph">
      <style:text-properties style:font-name="Verdana" fo:font-size="18pt" style:font-size-asian="18pt" style:font-size-complex="18pt"/>
    </style:style>
    <style:style style:name="P46" style:parent-style-name="Standard" style:family="paragraph">
      <style:text-properties style:font-name="Verdana" fo:font-size="18pt" style:font-size-asian="18pt" style:font-size-complex="18pt"/>
    </style:style>
    <style:style style:name="P47" style:parent-style-name="Standard" style:family="paragraph">
      <style:text-properties style:font-name="Verdana" fo:font-size="18pt" style:font-size-asian="18pt" style:font-size-complex="18pt"/>
    </style:style>
    <style:style style:name="P48" style:parent-style-name="Standard" style:family="paragraph">
      <style:text-properties style:font-name="Verdana" fo:font-size="18pt" style:font-size-asian="18pt" style:font-size-complex="18pt"/>
    </style:style>
    <style:style style:name="P49" style:parent-style-name="Standard" style:family="paragraph">
      <style:text-properties style:font-name="Verdana" fo:font-size="18pt" style:font-size-asian="18pt" style:font-size-complex="18pt"/>
    </style:style>
    <style:style style:name="P50" style:parent-style-name="Standard" style:family="paragraph">
      <style:text-properties style:font-name="Verdana" fo:font-size="18pt" style:font-size-asian="18pt" style:font-size-complex="18pt"/>
    </style:style>
    <style:style style:name="P51" style:parent-style-name="Standard" style:family="paragraph">
      <style:text-properties style:font-name="Verdana" fo:font-size="18pt" style:font-size-asian="18pt" style:font-size-complex="18pt"/>
    </style:style>
    <style:style style:name="P52" style:parent-style-name="Standard" style:family="paragraph">
      <style:text-properties style:font-name="Verdana" fo:font-size="18pt" style:font-size-asian="18pt" style:font-size-complex="18pt"/>
    </style:style>
    <style:style style:name="P53" style:parent-style-name="Standard" style:family="paragraph">
      <style:text-properties style:font-name="Verdana" fo:font-size="18pt" style:font-size-asian="18pt" style:font-size-complex="18pt"/>
    </style:style>
    <style:style style:name="P54" style:parent-style-name="Standard" style:family="paragraph">
      <style:text-properties style:font-name="Verdana" fo:font-size="18pt" style:font-size-asian="18pt" style:font-size-complex="18pt"/>
    </style:style>
    <style:style style:name="P55" style:parent-style-name="Standard" style:family="paragraph">
      <style:text-properties style:font-name="Verdana" fo:font-size="18pt" style:font-size-asian="18pt" style:font-size-complex="18pt"/>
    </style:style>
    <style:style style:name="P56" style:parent-style-name="Standard" style:family="paragraph">
      <style:text-properties style:font-name="Verdana" fo:font-size="18pt" style:font-size-asian="18pt" style:font-size-complex="18pt"/>
    </style:style>
    <style:style style:name="P57" style:parent-style-name="Standard" style:family="paragraph">
      <style:text-properties style:font-name="Verdana" fo:font-size="18pt" style:font-size-asian="18pt" style:font-size-complex="18pt"/>
    </style:style>
    <style:style style:name="P58" style:parent-style-name="Standard" style:family="paragraph">
      <style:text-properties style:font-name="Verdana" fo:font-size="18pt" style:font-size-asian="18pt" style:font-size-complex="18pt"/>
    </style:style>
    <style:style style:name="P59" style:parent-style-name="Standard" style:family="paragraph">
      <style:text-properties style:font-name="Verdana" fo:font-size="18pt" style:font-size-asian="18pt" style:font-size-complex="18pt"/>
    </style:style>
    <style:style style:name="P60" style:parent-style-name="Standard" style:family="paragraph">
      <style:text-properties style:font-name="Verdana" fo:font-size="18pt" style:font-size-asian="18pt" style:font-size-complex="18pt"/>
    </style:style>
    <style:style style:name="P61" style:parent-style-name="Standard" style:family="paragraph">
      <style:text-properties style:font-name="Verdana" fo:font-size="18pt" style:font-size-asian="18pt" style:font-size-complex="18pt"/>
    </style:style>
    <style:style style:name="P62" style:parent-style-name="Standard" style:family="paragraph">
      <style:text-properties style:font-name="Verdana" fo:font-size="18pt" style:font-size-asian="18pt" style:font-size-complex="18pt"/>
    </style:style>
    <style:style style:name="P63" style:parent-style-name="Standard" style:family="paragraph">
      <style:text-properties style:font-name="Verdana" fo:font-size="18pt" style:font-size-asian="18pt" style:font-size-complex="18pt"/>
    </style:style>
    <style:style style:name="P64" style:parent-style-name="Standard" style:family="paragraph">
      <style:text-properties style:font-name="Verdana" fo:font-size="18pt" style:font-size-asian="18pt" style:font-size-complex="18pt"/>
    </style:style>
    <style:style style:name="P65" style:parent-style-name="Standard" style:family="paragraph">
      <style:text-properties style:font-name="Verdana" fo:font-size="18pt" style:font-size-asian="18pt" style:font-size-complex="18pt"/>
    </style:style>
    <style:style style:name="P66" style:parent-style-name="Standard" style:family="paragraph">
      <style:text-properties style:font-name="Verdana" fo:font-size="18pt" style:font-size-asian="18pt" style:font-size-complex="18pt"/>
    </style:style>
    <style:style style:name="P67" style:parent-style-name="Standard" style:family="paragraph">
      <style:text-properties style:font-name="Verdana" fo:font-size="18pt" style:font-size-asian="18pt" style:font-size-complex="18pt"/>
    </style:style>
  </office:automatic-styles>
  <office:body>
    <office:text text:use-soft-page-breaks="true">
      <text:p text:style-name="P1">BOOK ONE CHAPTER THREE</text:p>
      <text:p text:style-name="P2"/>
      <text:p text:style-name="P3">As we saw in the last chapter, the development of the consumer market (the supply side and the demand side), as well as infrastructure to supply this market<text:s/>more cheaply is a key aspect of development.</text:p>
      <text:p text:style-name="P4"/>
      <text:p text:style-name="P5">To have a thriving economy one must be able to distribute income throughout society, which grows the demand side of the consumer market.</text:p>
      <text:p text:style-name="P6"/>
      <text:p text:style-name="P7">One could simply give people a basic monthly income. <text:s/>However, money is<text:s/>traditionally exchanged for labor. <text:s/>Societies have always been able to distribute money throughout the economy based on the market economy, where money is exchanged for labor. <text:s/>This market economy has been regulated with a minimum hourly rate set for official labor. <text:s/>In the US anyone with a steady job who is paid less than the minimum wage can complain to the State or to National Agencies, such as the Labor Board??, so that compliance with the minimum wage is enforced. <text:s/>The worker can also get back wages by<text:s/>suing their employer in court.</text:p>
      <text:p text:style-name="P8"/>
      <text:p text:style-name="P9">For reasons of morale, respect and tradition; people are usually paid well above the minimum wage in the US. <text:s/>As a general rule, labor market wages do not follow the rules of demand and supply for most jobs. <text:s/>Outside of sports, it is only when specialists are in extra high demand, or have good name recognition,<text:s/><text:soft-page-break/>that they are able to negotiate their own contracts. <text:s/>Again, for reasons of morale, people doing the same job in the same company can be expect to be paid the same amount if they are not paid by commission. <text:s/>This is especially true in entry level jobs, where workers have no performance history to set a wage by.</text:p>
      <text:p text:style-name="P10"/>
      <text:p text:style-name="P11">Companies are willing to pay workers what the prevailing wage rate is for a professional working in their city if they can afford it. <text:s/>This is according to tradition, and also meets the expectation of professionals. <text:s/>They would never offer to only pay the minimum wage to a professional for fear of being laughed in the face. <text:s/>The gig economy is breaking down these barriers. <text:s/>Workers that accept a gig, like those that are available at fiver, finding themselves making less than minimum wage for their time and in some cases competing with people who know how to make automated computer scripts.</text:p>
      <text:p text:style-name="P12"/>
      <text:p text:style-name="P13">The Case of Germany</text:p>
      <text:p text:style-name="P14"/>
      <text:p text:style-name="P15">Germany has been able to use robots in the workforce in a way that ensures that workers continue to make high wages.</text:p>
      <text:p text:style-name="P16"/>
      <text:p text:style-name="P17">This is because Germany has professionalism in it's history. <text:s text:c="2"/></text:p>
      <text:p text:style-name="P18"/>
      <text:p text:style-name="P19">There might as well be guilds operating in modern Germany.</text:p>
      <text:p text:style-name="P20"/>
      <text:p text:style-name="P21">While England<text:s/>gets credit for developing fossil fuels for iron production and for performing mechanical work, Germany gets credit for starting the first modern primary education system.</text:p>
      <text:p text:style-name="P22"/>
      <text:p text:style-name="P23">In a typical German way that values professionalism, Prussia even professionalized<text:s/>this system so that teachers had to be qualified to teach. <text:s/>This professionalization of primary education was copied by Austria within the next hundred years, but it happened about a hundred years earlier than in any other place in Europe. <text:s/>Facts???? <text:s/>France, England etc.. The defeat of Bismark at ???, who had extremely well drilled musketeers, made Germany determined to professionalize itself even further.</text:p>
      <text:p text:style-name="P24"/>
      <text:p text:style-name="P25">This created the beginnings of a meritocracy where the smartest students could be promoted. <text:s/>They would find themselves in various Technical Universities where they further developed the source of coal into various different uses. <text:s/>One of these people would be Hoffman, the father of Organic Chemistry, who went over to England. <text:s/>In fact German chemists were so renown for their abilities that the English hired several German scientists to help them with their developing chemical industry around the turn of the Nineteenth Century.</text:p>
      <text:p text:style-name="P26"/>
      <text:p text:style-name="P27">As I will discuss in the next chapter, France, the chemical industry is central in converting raw materials to all the commercialized products that we<text:s/><text:soft-page-break/>use in the modern world. <text:s/>In the modern era it often uses petroleum as a base, but it used to use coal before petroleum was widely available. <text:s/>The production of industrial chemicals<text:s/>in large quantities coincided with the beginnings of the Industrial Revolution, and was part of the transformation of the world economy into an economy that has the smarter use of materials through the use of intellectual capital.</text:p>
      <text:p text:style-name="P28"/>
      <text:p text:style-name="P29">What does any of this<text:s/>have to do with Economics?</text:p>
      <text:p text:style-name="P30"/>
      <text:p text:style-name="P31">The utility of workers, human capital, justifies paying them higher wages. <text:s/>For example, tech companies often have a need to hire people who bring important human capital to their organization because they are able to use intellectual capital that the company needs to be at the forefront of their industry. <text:s/>Aside from these highly educated specialists, human capital, in the most basic sense, is developed in primary school where students learn to read, write and do basic math. <text:s/>While we take these skills for granted in the modern age, rural societies rarely had a need for these skills. <text:s/>Strangely, it has been found that primary education increases the productivity of farmers ???, despite the fact that there is generally no need for<text:s/>these skills when planting crops and caring for animals.</text:p>
      <text:p text:style-name="P32"/>
      <text:p text:style-name="P33">Naturally, as wages go up income per capita, a benchmark of development, goes up.</text:p>
      <text:p text:style-name="P34"/>
      <text:p text:style-name="Standard"><text:span text:style-name="T35">Income per Capita and the Multiplier Effect</text:span></text:p>
      <text:p text:style-name="P36"/>
      <text:p text:style-name="P37">People in the United States are resistant to increasing the minimum<text:s/>wage. <text:s/>The general argument is that if wages go up in an area, rents in that area will go up. <text:s/>However, this is a clearly modern phenomena that has to do with the limited supply of housing in cities.</text:p>
      <text:p text:style-name="P38"/>
      <text:p text:style-name="P39">Cities have economies of density. <text:s/>If you were to visualize the economies of cities you could visualize them as a whirlwind of money that is blowing around, with businesses sticking their hand out blindly and seeing if eventually some money will land on it. <text:s/>As long as the business fulfills a need, no matter how trivial, it will get at least some money. <text:s/>Businesses specializing in food of a particular ethnicity can cater primarily to the ethnicity that is used to buying that food in their home country even if this is a need that only one in a thousand people who live in that city have. <text:s/>The sheer amount of people that live in the city means that there will be enough customers to sustain the business.</text:p>
      <text:p text:style-name="P40"/>
      <text:p text:style-name="P41">Cities benefit from the multiplier effect. <text:s/>This means that money is recycled several times as people who live in cities depend on others for services. <text:s/>The multiplier effect in the US is assumed to be around seven, which means that, in general, every dollar of increased wages to a person working in a factory in a city will increase the money spent in the city by approximately seven times. <text:s/>A factory worker making a good income can support seven people making the<text:s/><text:soft-page-break/>same income living in the city with him. <text:s/>Incomes vary, of course, but the general principle is that cities become magnets for economic activity from this multiplier effect.</text:p>
      <text:p text:style-name="P42"/>
      <text:p text:style-name="P43">In the past, since the income is distributed unequally, certain businesses catered to rich people making high incomes and others to poor people who could only afford the bare minimum. <text:s/>Rich people were able to afford specialty products.<text:s/><text:s/>This developed the consumer market. <text:s/>An increase in the minimum wage in a city has the potential to further develop the consumer market within that city as long as the supply of housing can adjust. <text:s/>In the long run run the supply of housing will adjust as<text:s/>apartment houses are built that the inhabitants of the city have to settle for since they cannot afford to live anywhere else. <text:s/></text:p>
      <text:p text:style-name="P44"/>
      <text:p text:style-name="P45">Goods besides the price per square foot of an apartment actually become cheaper in a city as some retailers become volume discounters. <text:s/>They sell more product per day and are able to undercut the competition and still make a decent amount of revenue.</text:p>
      <text:p text:style-name="P46"/>
      <text:p text:style-name="P47">People made a move to cities because this is where the jobs became located once farmers became more productive and needed less laborers, or people ran out of land to become farmers themselves due to a boom in the population <text:s/>(potatoes?). <text:s/>There is literally no other place for the surplus population to go, so cities<text:s/><text:soft-page-break/>became magnets for the surplus population of destitute people. <text:s/></text:p>
      <text:p text:style-name="P48"/>
      <text:p text:style-name="P49">What a country does with these people streaming into cities is important. <text:s/>Germany gave them all a free education, and later all industrial countries in Europe followed by making education free and later even compulsory as child labor laws came into effect and kids could no longer legally work. <text:s/>This compulsory education is good for the long term developmental prospects of a society. <text:s/>It is no accident that all countries in the world have followed the European example as they have developed of free and compulsory primary education.</text:p>
      <text:p text:style-name="P50"/>
      <text:p text:style-name="P51">Germany had professionalism in the society before the industrial revolution. <text:s/>These people were members of specific guilds.</text:p>
      <text:p text:style-name="P52"/>
      <text:p text:style-name="P53">Germany was well positioned to take advantage of the intellectual capital of rail transport that was<text:s/>developing in England. <text:s/>Thus the progress of industrialization can be charted by the length of rail lines, and the amount of coal mined. <text:s/>These things happened quickly as knowledge of the obvious benefits of developing an rail system spread rapidly.</text:p>
      <text:p text:style-name="P54"/>
      <text:p text:style-name="P55">The German talent is for masters teaching the base. <text:s/>The apprentice system is still practiced with young people taking apprenticeships within certain companies. <text:s/>Companies have an initial cost but in<text:s/><text:soft-page-break/>principle, if the laborers are cooperative and stay with the<text:s/>company, they win a loyal labor force. <text:s/>The company wins utility from well trained workers and is able to afford to pay them a high wage. <text:s/></text:p>
      <text:p text:style-name="P56"/>
      <text:p text:style-name="P57">This professionalism has increased the German “brand”. <text:s/>When companies train workers they are inserting positive externalities into the system. <text:s/>The whole system benefits from these positive externalities. <text:s/>Industries are well regulated and are compliant with the regulations; assets of well being, such as clean air and water, increase; and people are generally happy to<text:s/>live in Germany despite the long winters.</text:p>
      <text:p text:style-name="P58"/>
      <text:p text:style-name="P59">The example of Germany shows that high wages do not necessarily lead to inflation as long as workers provide utility to the companies that they work for that justifies their high wages.</text:p>
      <text:p text:style-name="P60"/>
      <text:p text:style-name="P61">In addition, income per capita is a worldwide benchmark of a countries industrial development. <text:s/>It shows how strong the consumer market of that country is. <text:s/></text:p>
      <text:p text:style-name="P62"/>
      <text:p text:style-name="P63">Income per Capita is positively correlated with a countries Gross Domestic Product. <text:s/>These are all the goods sold within a<text:s/>country during a year. <text:s/>National Income is all the export income that comes into a country. <text:s/>Countries with higher national incomes have a higher tax base and can afford to<text:s/>offer<text:s/>their citizens<text:s/><text:soft-page-break/>a better lifestyle. <text:s/></text:p>
      <text:p text:style-name="P64"/>
      <text:p text:style-name="P65">Munich, for example, has used tax revenue to build an extensive citywide<text:s/>underground rail network. <text:s/>Professionalism in government has reduced the amount of time it takes to get across town. <text:s/>This means<text:s/>that specialty businesses can flourish even more. <text:s/>Thus,<text:s/>a Mexican resident can live across town and still visit the Mexican restaurant she loves. <text:s/></text:p>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bert B</meta:initial-creator>
    <dc:creator>Yolanda</dc:creator>
    <meta:creation-date>2017-12-09T08:09:00Z</meta:creation-date>
    <dc:date>2017-12-14T19:51:00Z</dc:date>
    <meta:template xlink:href="Normal.dotm" xlink:type="simple"/>
    <meta:editing-cycles>2</meta:editing-cycles>
    <meta:editing-duration>PT11460S</meta:editing-duration>
    <meta:document-statistic meta:page-count="9" meta:paragraph-count="21" meta:word-count="1639" meta:character-count="10963" meta:row-count="77" meta:non-whitespace-character-count="9345"/>
  </office:meta>
</office:document-meta>
</file>